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1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2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5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6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7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8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9">
      <style:paragraph-properties fo:line-height="115%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line-height="115%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line-height="115%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break-before="page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line-height="115%" fo:break-before="page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F AF1.2 Boka båtplats Huvudscenario</text:p>
      <text:p text:style-name="P11"/>
      <text:p text:style-name="P12">Testfallet undersöker bokning av en plats.</text:p>
      <text:p text:style-name="P1"/>
      <text:p text:style-name="P16">Förkrav</text:p>
      <text:p text:style-name="P16"/>
      <text:p text:style-name="P1">Initialisera simulator för nationella båtregistret. Logga in som testanvändare med användarnamn: test och lösenord: tset</text:p>
      <text:p text:style-name="P1"/>
      <text:p text:style-name="P16">Efterkrav</text:p>
      <text:p text:style-name="P16"/>
      <text:p text:style-name="P1">Kontrollera att en plats har blivit tilldelad i systemet.</text:p>
      <text:p text:style-name="P1"/>
      <text:p text:style-name="P16">Scenario</text:p>
      <text:p text:style-name="P16"/>
      <text:list xml:id="list6407946814685459339" text:style-name="L1">
        <text:list-item>
          <text:p text:style-name="P2">Navigera till plats-bokning</text:p>
        </text:list-item>
        <text:list-item>
          <text:p text:style-name="P2">Formulär för val av antal platser presenteras</text:p>
        </text:list-item>
        <text:list-item>
          <text:p text:style-name="P2">1 plats att boka. Klicka ”Fortsätt”</text:p>
        </text:list-item>
        <text:list-item>
          <text:p text:style-name="P2">Formulär för båtens registreringsnummer presenteras</text:p>
        </text:list-item>
        <text:list-item>
          <text:p text:style-name="P2">Registreringsnummer: ABC123. Klicka ”Fortsätt”</text:p>
        </text:list-item>
        <text:list-item>
          <text:p text:style-name="P2">Registreringsnumret skickas till simulatorn</text:p>
        </text:list-item>
        <text:list-item>
          <text:p text:style-name="P2">Simulatorn skickar tillbaka testbåten som matchar registreringsnumret</text:p>
        </text:list-item>
        <text:list-item>
          <text:p text:style-name="P2">Systemet jämför testbåten med de platser som finns tillgängliga och presenterar ett formulär med alla platser</text:p>
        </text:list-item>
        <text:list-item>
          <text:p text:style-name="P2">Välj en plats. Klicka ”Fortsätt”</text:p>
        </text:list-item>
        <text:list-item>
          <text:p text:style-name="P2">Användaravtal presenteras. Klicka ”Bekräfta” eller ”Avbryt”</text:p>
        </text:list-item>
        <text:list-item>
          <text:p text:style-name="P2">Välj ”Bekräfta”</text:p>
        </text:list-item>
        <text:list-item>
          <text:p text:style-name="P2">Ett bekräftelse-mail skickas till användarens email (kontrollera e-mailet)</text:p>
        </text:list-item>
      </text:list>
      <text:p text:style-name="P1"/>
      <text:p text:style-name="P1"><text:s text:c="6"/>11a. Välj ”Avbryt”</text:p>
      <text:list xml:id="list205726974981373674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Bokningen avbryt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4"/>
      <text:p text:style-name="P18">TF AF1.2 3A Boka flera båtplatser</text:p>
      <text:p text:style-name="P4"/>
      <text:p text:style-name="P4">Testfallet undersöker bokning av flera platser.,</text:p>
      <text:p text:style-name="P4"/>
      <text:p text:style-name="P16">Förkrav</text:p>
      <text:p text:style-name="P16"/>
      <text:p text:style-name="P1">Initialisera simulator för nationella båtregistret. Logga in som testanvändare med användarnamn: test och lösenord: tset</text:p>
      <text:p text:style-name="P1"/>
      <text:p text:style-name="P16">Efterkrav</text:p>
      <text:p text:style-name="P16"/>
      <text:p text:style-name="P4">Kontrollera att flera platser har blivit tilldelade i systemet.</text:p>
      <text:p text:style-name="P4"/>
      <text:p text:style-name="P17">Scenario</text:p>
      <text:p text:style-name="P17"/>
      <text:p text:style-name="P4">Börjar på huvudscenariot punkt 3.</text:p>
      <text:p text:style-name="P17"/>
      <text:list xml:id="list8603896549340974888" text:style-name="L5">
        <text:list-item>
          <text:p text:style-name="P10">3 platser att boka. Klicka ”Fortsätt”</text:p>
        </text:list-item>
        <text:list-item>
          <text:p text:style-name="P5">Formulär för 3 båtars registreringsnummer presenteras</text:p>
        </text:list-item>
        <text:list-item>
          <text:p text:style-name="P5">Registreringsnummer: ABC123, DEF456, GHI789 Klicka ”Fortsätt”</text:p>
        </text:list-item>
        <text:list-item>
          <text:p text:style-name="P5">Registreringsnumret skickas till simulatorn</text:p>
        </text:list-item>
        <text:list-item>
          <text:p text:style-name="P5">Simulatorn skickar tillbaka testbåtarna som matchar registreringnumren</text:p>
        </text:list-item>
        <text:list-item>
          <text:p text:style-name="P5">Systemet jämför testbåtarna med de platser som finns tillgängliga och presenterar ett formulär med alla platser</text:p>
        </text:list-item>
        <text:list-item>
          <text:p text:style-name="P5">Välj de platser som passar. Klicka ”Fortsätt”</text:p>
        </text:list-item>
        <text:list-item>
          <text:p text:style-name="P5">Användaravtal presenteras. Klicka ”Bekräfta” eller ”Avbryt”</text:p>
        </text:list-item>
        <text:list-item>
          <text:p text:style-name="P5">Välj ”Bekräfta”</text:p>
        </text:list-item>
        <text:list-item>
          <text:p text:style-name="P5">Ett bekräftelse-mail skickas till användarens email (kontrollera e-mailet)</text:p>
        </text:list-item>
      </text:list>
      <text:p text:style-name="P4"/>
      <text:p text:style-name="P15"/>
      <text:p text:style-name="P19">TF AF1.2 7A Ingen båt hittad</text:p>
      <text:p text:style-name="P4"/>
      <text:p text:style-name="P4">Testfallet undersöker systemet när en båt inte kan hittas.</text:p>
      <text:p text:style-name="P4"/>
      <text:p text:style-name="P16">Förkrav</text:p>
      <text:p text:style-name="P16"/>
      <text:p text:style-name="P1">Initialisera simulator för nationella båtregistret. Logga in som testanvändare med användarnamn: test och lösenord: tset</text:p>
      <text:p text:style-name="P1"/>
      <text:p text:style-name="P17">Scenario</text:p>
      <text:p text:style-name="P17"/>
      <text:p text:style-name="P4">Börjar på huvudscenariot punkt 5.</text:p>
      <text:p text:style-name="P4"/>
      <text:list xml:id="list8955685900286295107" text:style-name="L6">
        <text:list-item>
          <text:p text:style-name="P6">Registreringsnummer: ÅÄÖ000. Klicka ”Fortsätt”</text:p>
        </text:list-item>
        <text:list-item>
          <text:p text:style-name="P6">Registreringsnumret skickas till simulatorn</text:p>
        </text:list-item>
        <text:list-item>
          <text:p text:style-name="P6">Simulatorn hittar ingen båt med det angivna registreringsnumret och returnerar ett felmeddelande</text:p>
        </text:list-item>
        <text:list-item>
          <text:p text:style-name="P6">Ett felmeddelande presenteras. Klicka ”Försök igen” eller ”Avbryt”</text:p>
        </text:list-item>
        <text:list-item>
          <text:p text:style-name="P6">Välj ”Försök igen”</text:p>
          <text:p text:style-name="P6">Börja om från punkt 1</text:p>
        </text:list-item>
      </text:list>
      <text:p text:style-name="P4"/>
      <text:p text:style-name="P4"><text:s text:c="6"/>5a. Välj ”Avbryt”</text:p>
      <text:list xml:id="list6743036138397939764" text:style-name="L7">
        <text:list-item>
          <text:p text:style-name="P7">Bokningen avbryts</text:p>
        </text:list-item>
      </text:list>
      <text:p text:style-name="P4"/>
      <text:p text:style-name="P15"/>
      <text:p text:style-name="P19">TF AF1.2 8A Ingen plats hittad</text:p>
      <text:p text:style-name="P4"/>
      <text:p text:style-name="P4">Testfallet undersöker systemet när en plats inte kan hittas med hjälp av en teoretisk båt som omöjligt kan få en plats.</text:p>
      <text:p text:style-name="P4"/>
      <text:p text:style-name="P16">Förkrav</text:p>
      <text:p text:style-name="P16"/>
      <text:p text:style-name="P1">Initialisera simulator för nationella båtregistret. Logga in som testanvändare med användarnamn: test och lösenord: tset. </text:p>
      <text:p text:style-name="P1"/>
      <text:p text:style-name="P17">Scenario</text:p>
      <text:p text:style-name="P4"/>
      <text:p text:style-name="P4">Börjat på huvudscenariot punkt 5</text:p>
      <text:p text:style-name="P4"/>
      <text:list xml:id="list2162795196188399363" text:style-name="L8">
        <text:list-item>
          <text:p text:style-name="P8">Registreringsnummer: XXX999. Klicka ”Fortsätt”</text:p>
        </text:list-item>
        <text:list-item>
          <text:p text:style-name="P8">Registreringsnumret skickas till simulatorn</text:p>
        </text:list-item>
        <text:list-item>
          <text:p text:style-name="P8">Simulatorn skickar tillbaka testbåten som matchar registreringsnumret</text:p>
        </text:list-item>
        <text:list-item>
          <text:p text:style-name="P8">Systemet hittar inga platser som passar båten. Klicka ”Kontakta support” eller ”Avbryt”.</text:p>
        </text:list-item>
        <text:list-item>
          <text:p text:style-name="P8">Välj ”Avbryt”</text:p>
        </text:list-item>
        <text:list-item>
          <text:p text:style-name="P8">Bokningen avbryts</text:p>
        </text:list-item>
      </text:list>
      <text:p text:style-name="P4"/>
      <text:p text:style-name="P4"><text:s text:c="6"/>4a. Välj ”Kontakta support”</text:p>
      <text:list xml:id="list1840035380168208645" text:style-name="L9">
        <text:list-item>
          <text:p text:style-name="P9">Supportens kontaktuppgifter presenter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22:46.42</meta:creation-date>
    <meta:generator>OpenOffice/4.0.1$Win32 OpenOffice.org_project/401m5$Build-9714</meta:generator>
    <dc:date>2013-12-16T18:42:12.77</dc:date>
    <meta:editing-duration>PT4H19M25S</meta:editing-duration>
    <meta:editing-cycles>4</meta:editing-cycles>
    <meta:document-statistic meta:table-count="0" meta:image-count="0" meta:object-count="0" meta:page-count="4" meta:paragraph-count="67" meta:word-count="428" meta:character-count="3138"/>
  </office:meta>
</office:document-meta>
</file>